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1.483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  <style:style style:name="ce3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4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E_gamma_low</text:p>
          </table:table-cell>
          <table:table-cell office:value-type="string">
            <text:p>E_gamma_high</text:p>
          </table:table-cell>
          <table:table-cell office:value-type="string">
            <text:p>E_gamma_mean</text:p>
          </table:table-cell>
          <table:table-cell office:value-type="string">
            <text:p>E_gamma_sys</text:p>
          </table:table-cell>
          <table:table-cell office:value-type="string">
            <text:p>costheta_width</text:p>
          </table:table-cell>
          <table:table-cell office:value-type="string">
            <text:p>costheta_center</text:p>
          </table:table-cell>
          <table:table-cell office:value-type="string">
            <text:p>T</text:p>
          </table:table-cell>
          <table:table-cell office:value-type="string">
            <text:p>stat</text:p>
          </table:table-cell>
          <table:table-cell office:value-type="string">
            <text:p>sys</text:p>
          </table:table-cell>
          <table:table-cell office:value-type="string">
            <text:p>sys_r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formula="of:=[.C20]" office:value-type="float" office:value="683.5">
            <text:p>683,50</text:p>
          </table:table-cell>
          <table:table-cell/>
          <table:table-cell table:formula="of:=AVERAGE([.J3:.J20])" office:value-type="float" office:value="0.0248121849022814">
            <text:p>0,0248</text:p>
          </table:table-cell>
          <table:table-cell table:number-columns-repeated="6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3]+[.A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2596">
            <text:p>-0,2596</text:p>
          </table:table-cell>
          <table:table-cell office:value-type="float" office:value="0.0976">
            <text:p>0,0976</text:p>
          </table:table-cell>
          <table:table-cell office:value-type="float" office:value="0.008">
            <text:p>0,0080</text:p>
          </table:table-cell>
          <table:table-cell table:formula="of:=[.I3]/ABS([.G3])" office:value-type="float" office:value="0.0308166409861325">
            <text:p>0,0308</text:p>
          </table:table-cell>
          <table:table-cell/>
          <table:table-cell table:formula="of:=[.A3]-0.5*([.B3]-[.A3])" office:value-type="float" office:value="650.98">
            <text:p>650,98</text:p>
          </table:table-cell>
          <table:table-cell table:formula="of:=[.C3]-[.L3]" office:value-type="float" office:value="32.52">
            <text:p>32,52</text:p>
          </table:table-cell>
          <table:table-cell table:formula="of:=[.B3]-[.A3]" office:value-type="float" office:value="32.52">
            <text:p>32,52</text:p>
          </table:table-cell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4]+[.A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3346">
            <text:p>-0,3346</text:p>
          </table:table-cell>
          <table:table-cell office:value-type="float" office:value="0.0543">
            <text:p>0,0543</text:p>
          </table:table-cell>
          <table:table-cell office:value-type="float" office:value="0.0086">
            <text:p>0,0086</text:p>
          </table:table-cell>
          <table:table-cell table:formula="of:=[.I4]/ABS([.G4])" office:value-type="float" office:value="0.0257023311416617">
            <text:p>0,0257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5]+[.A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498">
            <text:p>-0,4980</text:p>
          </table:table-cell>
          <table:table-cell office:value-type="float" office:value="0.0408">
            <text:p>0,0408</text:p>
          </table:table-cell>
          <table:table-cell office:value-type="float" office:value="0.0129">
            <text:p>0,0129</text:p>
          </table:table-cell>
          <table:table-cell table:formula="of:=[.I5]/ABS([.G5])" office:value-type="float" office:value="0.0259036144578313">
            <text:p>0,025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6]+[.A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6306">
            <text:p>-0,6306</text:p>
          </table:table-cell>
          <table:table-cell office:value-type="float" office:value="0.0347">
            <text:p>0,0347</text:p>
          </table:table-cell>
          <table:table-cell office:value-type="float" office:value="0.0154">
            <text:p>0,0154</text:p>
          </table:table-cell>
          <table:table-cell table:formula="of:=[.I6]/ABS([.G6])" office:value-type="float" office:value="0.0244211861718998">
            <text:p>0,0244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7]+[.A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6693">
            <text:p>-0,6693</text:p>
          </table:table-cell>
          <table:table-cell office:value-type="float" office:value="0.0316">
            <text:p>0,0316</text:p>
          </table:table-cell>
          <table:table-cell office:value-type="float" office:value="0.0168">
            <text:p>0,0168</text:p>
          </table:table-cell>
          <table:table-cell table:formula="of:=[.I7]/ABS([.G7])" office:value-type="float" office:value="0.0251008516360377">
            <text:p>0,025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8]+[.A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7317">
            <text:p>-0,7317</text:p>
          </table:table-cell>
          <table:table-cell office:value-type="float" office:value="0.0286">
            <text:p>0,0286</text:p>
          </table:table-cell>
          <table:table-cell office:value-type="float" office:value="0.017">
            <text:p>0,0170</text:p>
          </table:table-cell>
          <table:table-cell table:formula="of:=[.I8]/ABS([.G8])" office:value-type="float" office:value="0.02323356566899">
            <text:p>0,023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9]+[.A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8295">
            <text:p>-0,8295</text:p>
          </table:table-cell>
          <table:table-cell office:value-type="float" office:value="0.0338">
            <text:p>0,0338</text:p>
          </table:table-cell>
          <table:table-cell office:value-type="float" office:value="0.0261">
            <text:p>0,0261</text:p>
          </table:table-cell>
          <table:table-cell table:formula="of:=[.I9]/ABS([.G9])" office:value-type="float" office:value="0.0314647377938517">
            <text:p>0,0315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0]+[.A1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7583">
            <text:p>-0,7583</text:p>
          </table:table-cell>
          <table:table-cell office:value-type="float" office:value="0.0291">
            <text:p>0,0291</text:p>
          </table:table-cell>
          <table:table-cell office:value-type="float" office:value="0.017">
            <text:p>0,0170</text:p>
          </table:table-cell>
          <table:table-cell table:formula="of:=[.I10]/ABS([.G10])" office:value-type="float" office:value="0.0224185678491362">
            <text:p>0,0224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1]+[.A11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7793">
            <text:p>-0,7793</text:p>
          </table:table-cell>
          <table:table-cell office:value-type="float" office:value="0.0267">
            <text:p>0,0267</text:p>
          </table:table-cell>
          <table:table-cell office:value-type="float" office:value="0.018">
            <text:p>0,0180</text:p>
          </table:table-cell>
          <table:table-cell table:formula="of:=[.I11]/ABS([.G11])" office:value-type="float" office:value="0.0230976517387399">
            <text:p>0,023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2]+[.A12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7629">
            <text:p>-0,7629</text:p>
          </table:table-cell>
          <table:table-cell office:value-type="float" office:value="0.0263">
            <text:p>0,0263</text:p>
          </table:table-cell>
          <table:table-cell office:value-type="float" office:value="0.0189">
            <text:p>0,0189</text:p>
          </table:table-cell>
          <table:table-cell table:formula="of:=[.I12]/ABS([.G12])" office:value-type="float" office:value="0.0247738891073535">
            <text:p>0,0248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3]+[.A13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7808">
            <text:p>-0,7808</text:p>
          </table:table-cell>
          <table:table-cell office:value-type="float" office:value="0.0249">
            <text:p>0,0249</text:p>
          </table:table-cell>
          <table:table-cell office:value-type="float" office:value="0.0179">
            <text:p>0,0179</text:p>
          </table:table-cell>
          <table:table-cell table:formula="of:=[.I13]/ABS([.G13])" office:value-type="float" office:value="0.0229252049180328">
            <text:p>0,022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4]+[.A14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7951">
            <text:p>-0,7951</text:p>
          </table:table-cell>
          <table:table-cell office:value-type="float" office:value="0.0247">
            <text:p>0,0247</text:p>
          </table:table-cell>
          <table:table-cell office:value-type="float" office:value="0.0193">
            <text:p>0,0193</text:p>
          </table:table-cell>
          <table:table-cell table:formula="of:=[.I14]/ABS([.G14])" office:value-type="float" office:value="0.0242736762671362">
            <text:p>0,0243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5]+[.A15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784">
            <text:p>-0,7840</text:p>
          </table:table-cell>
          <table:table-cell office:value-type="float" office:value="0.0251">
            <text:p>0,0251</text:p>
          </table:table-cell>
          <table:table-cell office:value-type="float" office:value="0.019">
            <text:p>0,0190</text:p>
          </table:table-cell>
          <table:table-cell table:formula="of:=[.I15]/ABS([.G15])" office:value-type="float" office:value="0.024234693877551">
            <text:p>0,0242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6]+[.A16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7738">
            <text:p>-0,7738</text:p>
          </table:table-cell>
          <table:table-cell office:value-type="float" office:value="0.026">
            <text:p>0,0260</text:p>
          </table:table-cell>
          <table:table-cell office:value-type="float" office:value="0.0179">
            <text:p>0,0179</text:p>
          </table:table-cell>
          <table:table-cell table:formula="of:=[.I16]/ABS([.G16])" office:value-type="float" office:value="0.0231325924011372">
            <text:p>0,0231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7]+[.A17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7537">
            <text:p>-0,7537</text:p>
          </table:table-cell>
          <table:table-cell office:value-type="float" office:value="0.0269">
            <text:p>0,0269</text:p>
          </table:table-cell>
          <table:table-cell office:value-type="float" office:value="0.0188">
            <text:p>0,0188</text:p>
          </table:table-cell>
          <table:table-cell table:formula="of:=[.I17]/ABS([.G17])" office:value-type="float" office:value="0.0249436115165185">
            <text:p>0,024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8]+[.A18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7071">
            <text:p>-0,7071</text:p>
          </table:table-cell>
          <table:table-cell office:value-type="float" office:value="0.0278">
            <text:p>0,0278</text:p>
          </table:table-cell>
          <table:table-cell office:value-type="float" office:value="0.0162">
            <text:p>0,0162</text:p>
          </table:table-cell>
          <table:table-cell table:formula="of:=[.I18]/ABS([.G18])" office:value-type="float" office:value="0.0229104794229953">
            <text:p>0,022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19]+[.A19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6379">
            <text:p>-0,6379</text:p>
          </table:table-cell>
          <table:table-cell office:value-type="float" office:value="0.0285">
            <text:p>0,0285</text:p>
          </table:table-cell>
          <table:table-cell office:value-type="float" office:value="0.014">
            <text:p>0,0140</text:p>
          </table:table-cell>
          <table:table-cell table:formula="of:=[.I19]/ABS([.G19])" office:value-type="float" office:value="0.0219470136385013">
            <text:p>0,0219</text:p>
          </table:table-cell>
          <table:table-cell table:number-columns-repeated="4"/>
        </table:table-row>
        <table:table-row table:style-name="ro1">
          <table:table-cell office:value-type="float" office:value="667.24">
            <text:p>667,24</text:p>
          </table:table-cell>
          <table:table-cell office:value-type="float" office:value="699.76">
            <text:p>699,76</text:p>
          </table:table-cell>
          <table:table-cell table:formula="of:=([.B20]+[.A20])/2" office:value-type="float" office:value="683.5">
            <text:p>683,50</text:p>
          </table:table-cell>
          <table:table-cell office:value-type="float" office:value="6.5">
            <text:p>6,5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4937">
            <text:p>-0,4937</text:p>
          </table:table-cell>
          <table:table-cell office:value-type="float" office:value="0.0408">
            <text:p>0,0408</text:p>
          </table:table-cell>
          <table:table-cell office:value-type="float" office:value="0.0125">
            <text:p>0,0125</text:p>
          </table:table-cell>
          <table:table-cell table:formula="of:=[.I20]/ABS([.G20])" office:value-type="float" office:value="0.0253190196475592">
            <text:p>0,025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table:formula="of:=[.C40]" office:value-type="float" office:value="715.605">
            <text:p>715,61</text:p>
          </table:table-cell>
          <table:table-cell/>
          <table:table-cell table:formula="of:=AVERAGE([.J23:.J41])" office:value-type="float" office:value="0.0248875436231465">
            <text:p>0,0249</text:p>
          </table:table-cell>
          <table:table-cell table:number-columns-repeated="6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3]+[.A2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1684">
            <text:p>-0,1684</text:p>
          </table:table-cell>
          <table:table-cell office:value-type="float" office:value="0.1025">
            <text:p>0,1025</text:p>
          </table:table-cell>
          <table:table-cell office:value-type="float" office:value="0.0038">
            <text:p>0,0038</text:p>
          </table:table-cell>
          <table:table-cell table:formula="of:=[.I23]/ABS([.G23])" office:value-type="float" office:value="0.0225653206650831">
            <text:p>0,022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4]+[.A2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1793">
            <text:p>-0,1793</text:p>
          </table:table-cell>
          <table:table-cell office:value-type="float" office:value="0.0599">
            <text:p>0,0599</text:p>
          </table:table-cell>
          <table:table-cell office:value-type="float" office:value="0.0053">
            <text:p>0,0053</text:p>
          </table:table-cell>
          <table:table-cell table:formula="of:=[.I24]/ABS([.G24])" office:value-type="float" office:value="0.0295593976575572">
            <text:p>0,029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5]+[.A2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2888">
            <text:p>-0,2888</text:p>
          </table:table-cell>
          <table:table-cell office:value-type="float" office:value="0.0447">
            <text:p>0,0447</text:p>
          </table:table-cell>
          <table:table-cell office:value-type="float" office:value="0.0078">
            <text:p>0,0078</text:p>
          </table:table-cell>
          <table:table-cell table:formula="of:=[.I25]/ABS([.G25])" office:value-type="float" office:value="0.0270083102493075">
            <text:p>0,0270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6]+[.A2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3406">
            <text:p>-0,3406</text:p>
          </table:table-cell>
          <table:table-cell office:value-type="float" office:value="0.0414">
            <text:p>0,0414</text:p>
          </table:table-cell>
          <table:table-cell office:value-type="float" office:value="0.0081">
            <text:p>0,0081</text:p>
          </table:table-cell>
          <table:table-cell table:formula="of:=[.I26]/ABS([.G26])" office:value-type="float" office:value="0.0237815619495009">
            <text:p>0,0238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7]+[.A2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5064">
            <text:p>-0,5064</text:p>
          </table:table-cell>
          <table:table-cell office:value-type="float" office:value="0.0369">
            <text:p>0,0369</text:p>
          </table:table-cell>
          <table:table-cell office:value-type="float" office:value="0.013">
            <text:p>0,0130</text:p>
          </table:table-cell>
          <table:table-cell table:formula="of:=[.I27]/ABS([.G27])" office:value-type="float" office:value="0.0256714060031596">
            <text:p>0,025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8]+[.A2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5747">
            <text:p>-0,5747</text:p>
          </table:table-cell>
          <table:table-cell office:value-type="float" office:value="0.0335">
            <text:p>0,0335</text:p>
          </table:table-cell>
          <table:table-cell office:value-type="float" office:value="0.0136">
            <text:p>0,0136</text:p>
          </table:table-cell>
          <table:table-cell table:formula="of:=[.I28]/ABS([.G28])" office:value-type="float" office:value="0.0236645206194536">
            <text:p>0,023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29]+[.A2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633">
            <text:p>-0,6330</text:p>
          </table:table-cell>
          <table:table-cell office:value-type="float" office:value="0.0405">
            <text:p>0,0405</text:p>
          </table:table-cell>
          <table:table-cell office:value-type="float" office:value="0.0199">
            <text:p>0,0199</text:p>
          </table:table-cell>
          <table:table-cell table:formula="of:=[.I29]/ABS([.G29])" office:value-type="float" office:value="0.0314375987361769">
            <text:p>0,0314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0]+[.A3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6199">
            <text:p>-0,6199</text:p>
          </table:table-cell>
          <table:table-cell office:value-type="float" office:value="0.036">
            <text:p>0,0360</text:p>
          </table:table-cell>
          <table:table-cell office:value-type="float" office:value="0.0147">
            <text:p>0,0147</text:p>
          </table:table-cell>
          <table:table-cell table:formula="of:=[.I30]/ABS([.G30])" office:value-type="float" office:value="0.0237135021777706">
            <text:p>0,023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1]+[.A3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673">
            <text:p>-0,6730</text:p>
          </table:table-cell>
          <table:table-cell office:value-type="float" office:value="0.0335">
            <text:p>0,0335</text:p>
          </table:table-cell>
          <table:table-cell office:value-type="float" office:value="0.0148">
            <text:p>0,0148</text:p>
          </table:table-cell>
          <table:table-cell table:formula="of:=[.I31]/ABS([.G31])" office:value-type="float" office:value="0.0219910846953938">
            <text:p>0,0220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2]+[.A32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6214">
            <text:p>-0,6214</text:p>
          </table:table-cell>
          <table:table-cell office:value-type="float" office:value="0.0312">
            <text:p>0,0312</text:p>
          </table:table-cell>
          <table:table-cell office:value-type="float" office:value="0.0149">
            <text:p>0,0149</text:p>
          </table:table-cell>
          <table:table-cell table:formula="of:=[.I32]/ABS([.G32])" office:value-type="float" office:value="0.0239781139362729">
            <text:p>0,0240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3]+[.A33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6742">
            <text:p>-0,6742</text:p>
          </table:table-cell>
          <table:table-cell office:value-type="float" office:value="0.03">
            <text:p>0,0300</text:p>
          </table:table-cell>
          <table:table-cell office:value-type="float" office:value="0.0156">
            <text:p>0,0156</text:p>
          </table:table-cell>
          <table:table-cell table:formula="of:=[.I33]/ABS([.G33])" office:value-type="float" office:value="0.0231385345594779">
            <text:p>0,023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4]+[.A34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6291">
            <text:p>-0,6291</text:p>
          </table:table-cell>
          <table:table-cell office:value-type="float" office:value="0.0289">
            <text:p>0,0289</text:p>
          </table:table-cell>
          <table:table-cell office:value-type="float" office:value="0.0149">
            <text:p>0,0149</text:p>
          </table:table-cell>
          <table:table-cell table:formula="of:=[.I34]/ABS([.G34])" office:value-type="float" office:value="0.0236846288348434">
            <text:p>0,0237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5]+[.A35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692">
            <text:p>-0,6920</text:p>
          </table:table-cell>
          <table:table-cell office:value-type="float" office:value="0.0289">
            <text:p>0,0289</text:p>
          </table:table-cell>
          <table:table-cell office:value-type="float" office:value="0.0163">
            <text:p>0,0163</text:p>
          </table:table-cell>
          <table:table-cell table:formula="of:=[.I35]/ABS([.G35])" office:value-type="float" office:value="0.0235549132947977">
            <text:p>0,0236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6]+[.A36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6456">
            <text:p>-0,6456</text:p>
          </table:table-cell>
          <table:table-cell office:value-type="float" office:value="0.0301">
            <text:p>0,0301</text:p>
          </table:table-cell>
          <table:table-cell office:value-type="float" office:value="0.0152">
            <text:p>0,0152</text:p>
          </table:table-cell>
          <table:table-cell table:formula="of:=[.I36]/ABS([.G36])" office:value-type="float" office:value="0.023543990086741">
            <text:p>0,0235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7]+[.A37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5926">
            <text:p>-0,5926</text:p>
          </table:table-cell>
          <table:table-cell office:value-type="float" office:value="0.0305">
            <text:p>0,0305</text:p>
          </table:table-cell>
          <table:table-cell office:value-type="float" office:value="0.0143">
            <text:p>0,0143</text:p>
          </table:table-cell>
          <table:table-cell table:formula="of:=[.I37]/ABS([.G37])" office:value-type="float" office:value="0.0241309483631455">
            <text:p>0,0241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8]+[.A38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5031">
            <text:p>-0,5031</text:p>
          </table:table-cell>
          <table:table-cell office:value-type="float" office:value="0.0321">
            <text:p>0,0321</text:p>
          </table:table-cell>
          <table:table-cell office:value-type="float" office:value="0.0117">
            <text:p>0,0117</text:p>
          </table:table-cell>
          <table:table-cell table:formula="of:=[.I38]/ABS([.G38])" office:value-type="float" office:value="0.0232558139534884">
            <text:p>0,0233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39]+[.A39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4865">
            <text:p>-0,4865</text:p>
          </table:table-cell>
          <table:table-cell office:value-type="float" office:value="0.0342">
            <text:p>0,0342</text:p>
          </table:table-cell>
          <table:table-cell office:value-type="float" office:value="0.0113">
            <text:p>0,0113</text:p>
          </table:table-cell>
          <table:table-cell table:formula="of:=[.I39]/ABS([.G39])" office:value-type="float" office:value="0.0232271325796506">
            <text:p>0,0232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0]+[.A40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3185">
            <text:p>-0,3185</text:p>
          </table:table-cell>
          <table:table-cell office:value-type="float" office:value="0.0396">
            <text:p>0,0396</text:p>
          </table:table-cell>
          <table:table-cell office:value-type="float" office:value="0.0073">
            <text:p>0,0073</text:p>
          </table:table-cell>
          <table:table-cell table:formula="of:=[.I40]/ABS([.G40])" office:value-type="float" office:value="0.0229199372056515">
            <text:p>0,0229</text:p>
          </table:table-cell>
          <table:table-cell table:number-columns-repeated="4"/>
        </table:table-row>
        <table:table-row table:style-name="ro1">
          <table:table-cell office:value-type="float" office:value="699.76">
            <text:p>699,76</text:p>
          </table:table-cell>
          <table:table-cell office:value-type="float" office:value="731.45">
            <text:p>731,45</text:p>
          </table:table-cell>
          <table:table-cell table:formula="of:=([.B41]+[.A41])/2" office:value-type="float" office:value="715.605">
            <text:p>715,61</text:p>
          </table:table-cell>
          <table:table-cell office:value-type="float" office:value="6.34">
            <text:p>6,3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2622">
            <text:p>-0,2622</text:p>
          </table:table-cell>
          <table:table-cell office:value-type="float" office:value="0.0765">
            <text:p>0,0765</text:p>
          </table:table-cell>
          <table:table-cell office:value-type="float" office:value="0.0084">
            <text:p>0,0084</text:p>
          </table:table-cell>
          <table:table-cell table:formula="of:=[.I41]/ABS([.G41])" office:value-type="float" office:value="0.0320366132723112">
            <text:p>0,032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table:formula="of:=[.C61]" office:value-type="float" office:value="749.94">
            <text:p>749,94</text:p>
          </table:table-cell>
          <table:table-cell/>
          <table:table-cell table:formula="of:=AVERAGE([.J44:.J62])" office:value-type="float" office:value="0.0403508751159086">
            <text:p>0,0404</text:p>
          </table:table-cell>
          <table:table-cell table:number-columns-repeated="6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4]+[.A4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0062">
            <text:p>-0,0062</text:p>
          </table:table-cell>
          <table:table-cell office:value-type="float" office:value="0.0672">
            <text:p>0,0672</text:p>
          </table:table-cell>
          <table:table-cell office:value-type="float" office:value="0.0019">
            <text:p>0,0019</text:p>
          </table:table-cell>
          <table:table-cell table:formula="of:=[.I44]/ABS([.G44])" office:value-type="float" office:value="0.306451612903226">
            <text:p>0,3065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5]+[.A4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-0.0816">
            <text:p>-0,0816</text:p>
          </table:table-cell>
          <table:table-cell office:value-type="float" office:value="0.0396">
            <text:p>0,0396</text:p>
          </table:table-cell>
          <table:table-cell office:value-type="float" office:value="0.0031">
            <text:p>0,0031</text:p>
          </table:table-cell>
          <table:table-cell table:formula="of:=[.I45]/ABS([.G45])" office:value-type="float" office:value="0.0379901960784314">
            <text:p>0,038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6]+[.A4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-0.1455">
            <text:p>-0,1455</text:p>
          </table:table-cell>
          <table:table-cell office:value-type="float" office:value="0.0297">
            <text:p>0,0297</text:p>
          </table:table-cell>
          <table:table-cell office:value-type="float" office:value="0.0041">
            <text:p>0,0041</text:p>
          </table:table-cell>
          <table:table-cell table:formula="of:=[.I46]/ABS([.G46])" office:value-type="float" office:value="0.0281786941580756">
            <text:p>0,0282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7]+[.A4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2542">
            <text:p>-0,2542</text:p>
          </table:table-cell>
          <table:table-cell office:value-type="float" office:value="0.0282">
            <text:p>0,0282</text:p>
          </table:table-cell>
          <table:table-cell office:value-type="float" office:value="0.0061">
            <text:p>0,0061</text:p>
          </table:table-cell>
          <table:table-cell table:formula="of:=[.I47]/ABS([.G47])" office:value-type="float" office:value="0.0239968528717545">
            <text:p>0,024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8]+[.A4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3454">
            <text:p>-0,3454</text:p>
          </table:table-cell>
          <table:table-cell office:value-type="float" office:value="0.0254">
            <text:p>0,0254</text:p>
          </table:table-cell>
          <table:table-cell office:value-type="float" office:value="0.0089">
            <text:p>0,0089</text:p>
          </table:table-cell>
          <table:table-cell table:formula="of:=[.I48]/ABS([.G48])" office:value-type="float" office:value="0.0257672264041691">
            <text:p>0,025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49]+[.A4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3323">
            <text:p>-0,3323</text:p>
          </table:table-cell>
          <table:table-cell office:value-type="float" office:value="0.0238">
            <text:p>0,0238</text:p>
          </table:table-cell>
          <table:table-cell office:value-type="float" office:value="0.0076">
            <text:p>0,0076</text:p>
          </table:table-cell>
          <table:table-cell table:formula="of:=[.I49]/ABS([.G49])" office:value-type="float" office:value="0.022870899789347">
            <text:p>0,022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0]+[.A5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4699">
            <text:p>-0,4699</text:p>
          </table:table-cell>
          <table:table-cell office:value-type="float" office:value="0.0272">
            <text:p>0,0272</text:p>
          </table:table-cell>
          <table:table-cell office:value-type="float" office:value="0.0144">
            <text:p>0,0144</text:p>
          </table:table-cell>
          <table:table-cell table:formula="of:=[.I50]/ABS([.G50])" office:value-type="float" office:value="0.0306448180463928">
            <text:p>0,030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1]+[.A5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4719">
            <text:p>-0,4719</text:p>
          </table:table-cell>
          <table:table-cell office:value-type="float" office:value="0.026">
            <text:p>0,0260</text:p>
          </table:table-cell>
          <table:table-cell office:value-type="float" office:value="0.0115">
            <text:p>0,0115</text:p>
          </table:table-cell>
          <table:table-cell table:formula="of:=[.I51]/ABS([.G51])" office:value-type="float" office:value="0.0243695698241153">
            <text:p>0,024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2]+[.A5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4785">
            <text:p>-0,4785</text:p>
          </table:table-cell>
          <table:table-cell office:value-type="float" office:value="0.0231">
            <text:p>0,0231</text:p>
          </table:table-cell>
          <table:table-cell office:value-type="float" office:value="0.0107">
            <text:p>0,0107</text:p>
          </table:table-cell>
          <table:table-cell table:formula="of:=[.I52]/ABS([.G52])" office:value-type="float" office:value="0.0223615464994775">
            <text:p>0,022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3]+[.A53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4961">
            <text:p>-0,4961</text:p>
          </table:table-cell>
          <table:table-cell office:value-type="float" office:value="0.0225">
            <text:p>0,0225</text:p>
          </table:table-cell>
          <table:table-cell office:value-type="float" office:value="0.0126">
            <text:p>0,0126</text:p>
          </table:table-cell>
          <table:table-cell table:formula="of:=[.I53]/ABS([.G53])" office:value-type="float" office:value="0.0253981052207216">
            <text:p>0,025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4]+[.A54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5071">
            <text:p>-0,5071</text:p>
          </table:table-cell>
          <table:table-cell office:value-type="float" office:value="0.0217">
            <text:p>0,0217</text:p>
          </table:table-cell>
          <table:table-cell office:value-type="float" office:value="0.0122">
            <text:p>0,0122</text:p>
          </table:table-cell>
          <table:table-cell table:formula="of:=[.I54]/ABS([.G54])" office:value-type="float" office:value="0.0240583711299546">
            <text:p>0,0241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5]+[.A55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5006">
            <text:p>-0,5006</text:p>
          </table:table-cell>
          <table:table-cell office:value-type="float" office:value="0.021">
            <text:p>0,0210</text:p>
          </table:table-cell>
          <table:table-cell office:value-type="float" office:value="0.0119">
            <text:p>0,0119</text:p>
          </table:table-cell>
          <table:table-cell table:formula="of:=[.I55]/ABS([.G55])" office:value-type="float" office:value="0.0237714742309229">
            <text:p>0,0238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6]+[.A56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4552">
            <text:p>-0,4552</text:p>
          </table:table-cell>
          <table:table-cell office:value-type="float" office:value="0.0208">
            <text:p>0,0208</text:p>
          </table:table-cell>
          <table:table-cell office:value-type="float" office:value="0.0111">
            <text:p>0,0111</text:p>
          </table:table-cell>
          <table:table-cell table:formula="of:=[.I56]/ABS([.G56])" office:value-type="float" office:value="0.0243848857644991">
            <text:p>0,024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7]+[.A57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4081">
            <text:p>-0,4081</text:p>
          </table:table-cell>
          <table:table-cell office:value-type="float" office:value="0.0214">
            <text:p>0,0214</text:p>
          </table:table-cell>
          <table:table-cell office:value-type="float" office:value="0.0095">
            <text:p>0,0095</text:p>
          </table:table-cell>
          <table:table-cell table:formula="of:=[.I57]/ABS([.G57])" office:value-type="float" office:value="0.0232786081842686">
            <text:p>0,0233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8]+[.A58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415">
            <text:p>-0,4150</text:p>
          </table:table-cell>
          <table:table-cell office:value-type="float" office:value="0.0214">
            <text:p>0,0214</text:p>
          </table:table-cell>
          <table:table-cell office:value-type="float" office:value="0.0102">
            <text:p>0,0102</text:p>
          </table:table-cell>
          <table:table-cell table:formula="of:=[.I58]/ABS([.G58])" office:value-type="float" office:value="0.024578313253012">
            <text:p>0,0246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59]+[.A59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3549">
            <text:p>-0,3549</text:p>
          </table:table-cell>
          <table:table-cell office:value-type="float" office:value="0.022">
            <text:p>0,0220</text:p>
          </table:table-cell>
          <table:table-cell office:value-type="float" office:value="0.0083">
            <text:p>0,0083</text:p>
          </table:table-cell>
          <table:table-cell table:formula="of:=[.I59]/ABS([.G59])" office:value-type="float" office:value="0.0233868695407157">
            <text:p>0,0234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0]+[.A60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2956">
            <text:p>-0,2956</text:p>
          </table:table-cell>
          <table:table-cell office:value-type="float" office:value="0.0233">
            <text:p>0,0233</text:p>
          </table:table-cell>
          <table:table-cell office:value-type="float" office:value="0.0071">
            <text:p>0,0071</text:p>
          </table:table-cell>
          <table:table-cell table:formula="of:=[.I60]/ABS([.G60])" office:value-type="float" office:value="0.0240189445196211">
            <text:p>0,0240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1]+[.A61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2226">
            <text:p>-0,2226</text:p>
          </table:table-cell>
          <table:table-cell office:value-type="float" office:value="0.025">
            <text:p>0,0250</text:p>
          </table:table-cell>
          <table:table-cell office:value-type="float" office:value="0.0051">
            <text:p>0,0051</text:p>
          </table:table-cell>
          <table:table-cell table:formula="of:=[.I61]/ABS([.G61])" office:value-type="float" office:value="0.022911051212938">
            <text:p>0,0229</text:p>
          </table:table-cell>
          <table:table-cell table:number-columns-repeated="4"/>
        </table:table-row>
        <table:table-row table:style-name="ro1">
          <table:table-cell office:value-type="float" office:value="731.45">
            <text:p>731,45</text:p>
          </table:table-cell>
          <table:table-cell office:value-type="float" office:value="768.43">
            <text:p>768,43</text:p>
          </table:table-cell>
          <table:table-cell table:formula="of:=([.B62]+[.A62])/2" office:value-type="float" office:value="749.94">
            <text:p>749,94</text:p>
          </table:table-cell>
          <table:table-cell office:value-type="float" office:value="6.16">
            <text:p>6,1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0885">
            <text:p>-0,0885</text:p>
          </table:table-cell>
          <table:table-cell office:value-type="float" office:value="0.0398">
            <text:p>0,0398</text:p>
          </table:table-cell>
          <table:table-cell office:value-type="float" office:value="0.0025">
            <text:p>0,0025</text:p>
          </table:table-cell>
          <table:table-cell table:formula="of:=[.I62]/ABS([.G62])" office:value-type="float" office:value="0.0282485875706215">
            <text:p>0,02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1" table:formula="of:=[.C82]" office:value-type="float" office:value="783.42">
            <text:p>783,42</text:p>
          </table:table-cell>
          <table:table-cell/>
          <table:table-cell table:formula="of:=AVERAGE([.J65:.J84])" office:value-type="float" office:value="0.0583130476246567">
            <text:p>0,0583</text:p>
          </table:table-cell>
          <table:table-cell table:number-columns-repeated="6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5]+[.A6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-0.0118">
            <text:p>-0,0118</text:p>
          </table:table-cell>
          <table:table-cell office:value-type="float" office:value="0.0642">
            <text:p>0,0642</text:p>
          </table:table-cell>
          <table:table-cell office:value-type="float" office:value="0.0015">
            <text:p>0,0015</text:p>
          </table:table-cell>
          <table:table-cell table:formula="of:=[.I65]/ABS([.G65])" office:value-type="float" office:value="0.127118644067797">
            <text:p>0,1271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6]+[.A6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0.1425">
            <text:p>0,1425</text:p>
          </table:table-cell>
          <table:table-cell office:value-type="float" office:value="0.04">
            <text:p>0,0400</text:p>
          </table:table-cell>
          <table:table-cell office:value-type="float" office:value="0.0039">
            <text:p>0,0039</text:p>
          </table:table-cell>
          <table:table-cell table:formula="of:=[.I66]/ABS([.G66])" office:value-type="float" office:value="0.0273684210526316">
            <text:p>0,027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7]+[.A6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0.0446">
            <text:p>0,0446</text:p>
          </table:table-cell>
          <table:table-cell office:value-type="float" office:value="0.0302">
            <text:p>0,0302</text:p>
          </table:table-cell>
          <table:table-cell office:value-type="float" office:value="0.0021">
            <text:p>0,0021</text:p>
          </table:table-cell>
          <table:table-cell table:formula="of:=[.I67]/ABS([.G67])" office:value-type="float" office:value="0.047085201793722">
            <text:p>0,047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8]+[.A6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-0.052">
            <text:p>-0,0520</text:p>
          </table:table-cell>
          <table:table-cell office:value-type="float" office:value="0.0287">
            <text:p>0,0287</text:p>
          </table:table-cell>
          <table:table-cell office:value-type="float" office:value="0.0016">
            <text:p>0,0016</text:p>
          </table:table-cell>
          <table:table-cell table:formula="of:=[.I68]/ABS([.G68])" office:value-type="float" office:value="0.0307692307692308">
            <text:p>0,030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69]+[.A6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-0.0686">
            <text:p>-0,0686</text:p>
          </table:table-cell>
          <table:table-cell office:value-type="float" office:value="0.0266">
            <text:p>0,0266</text:p>
          </table:table-cell>
          <table:table-cell office:value-type="float" office:value="0.0021">
            <text:p>0,0021</text:p>
          </table:table-cell>
          <table:table-cell table:formula="of:=[.I69]/ABS([.G69])" office:value-type="float" office:value="0.0306122448979592">
            <text:p>0,030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0]+[.A7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-0.141">
            <text:p>-0,1410</text:p>
          </table:table-cell>
          <table:table-cell office:value-type="float" office:value="0.0269">
            <text:p>0,0269</text:p>
          </table:table-cell>
          <table:table-cell office:value-type="float" office:value="0.0035">
            <text:p>0,0035</text:p>
          </table:table-cell>
          <table:table-cell table:formula="of:=[.I70]/ABS([.G70])" office:value-type="float" office:value="0.024822695035461">
            <text:p>0,024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1]+[.A7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227">
            <text:p>-0,2270</text:p>
          </table:table-cell>
          <table:table-cell office:value-type="float" office:value="0.0296">
            <text:p>0,0296</text:p>
          </table:table-cell>
          <table:table-cell office:value-type="float" office:value="0.0073">
            <text:p>0,0073</text:p>
          </table:table-cell>
          <table:table-cell table:formula="of:=[.I71]/ABS([.G71])" office:value-type="float" office:value="0.03215859030837">
            <text:p>0,032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2]+[.A7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2535">
            <text:p>-0,2535</text:p>
          </table:table-cell>
          <table:table-cell office:value-type="float" office:value="0.0291">
            <text:p>0,0291</text:p>
          </table:table-cell>
          <table:table-cell office:value-type="float" office:value="0.006">
            <text:p>0,0060</text:p>
          </table:table-cell>
          <table:table-cell table:formula="of:=[.I72]/ABS([.G72])" office:value-type="float" office:value="0.0236686390532544">
            <text:p>0,023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3]+[.A7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3046">
            <text:p>-0,3046</text:p>
          </table:table-cell>
          <table:table-cell office:value-type="float" office:value="0.0262">
            <text:p>0,0262</text:p>
          </table:table-cell>
          <table:table-cell office:value-type="float" office:value="0.0071">
            <text:p>0,0071</text:p>
          </table:table-cell>
          <table:table-cell table:formula="of:=[.I73]/ABS([.G73])" office:value-type="float" office:value="0.0233092580433355">
            <text:p>0,0233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4]+[.A7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3395">
            <text:p>-0,3395</text:p>
          </table:table-cell>
          <table:table-cell office:value-type="float" office:value="0.0255">
            <text:p>0,0255</text:p>
          </table:table-cell>
          <table:table-cell office:value-type="float" office:value="0.0087">
            <text:p>0,0087</text:p>
          </table:table-cell>
          <table:table-cell table:formula="of:=[.I74]/ABS([.G74])" office:value-type="float" office:value="0.0256259204712813">
            <text:p>0,025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5]+[.A75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327">
            <text:p>-0,3270</text:p>
          </table:table-cell>
          <table:table-cell office:value-type="float" office:value="0.024">
            <text:p>0,0240</text:p>
          </table:table-cell>
          <table:table-cell office:value-type="float" office:value="0.0077">
            <text:p>0,0077</text:p>
          </table:table-cell>
          <table:table-cell table:formula="of:=[.I75]/ABS([.G75])" office:value-type="float" office:value="0.0235474006116208">
            <text:p>0,0235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6]+[.A76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3487">
            <text:p>-0,3487</text:p>
          </table:table-cell>
          <table:table-cell office:value-type="float" office:value="0.0234">
            <text:p>0,0234</text:p>
          </table:table-cell>
          <table:table-cell office:value-type="float" office:value="0.0084">
            <text:p>0,0084</text:p>
          </table:table-cell>
          <table:table-cell table:formula="of:=[.I76]/ABS([.G76])" office:value-type="float" office:value="0.0240894751935761">
            <text:p>0,024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7]+[.A77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3679">
            <text:p>-0,3679</text:p>
          </table:table-cell>
          <table:table-cell office:value-type="float" office:value="0.0234">
            <text:p>0,0234</text:p>
          </table:table-cell>
          <table:table-cell office:value-type="float" office:value="0.0094">
            <text:p>0,0094</text:p>
          </table:table-cell>
          <table:table-cell table:formula="of:=[.I77]/ABS([.G77])" office:value-type="float" office:value="0.0255504213101386">
            <text:p>0,0256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8]+[.A78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29">
            <text:p>-0,2900</text:p>
          </table:table-cell>
          <table:table-cell office:value-type="float" office:value="0.024">
            <text:p>0,0240</text:p>
          </table:table-cell>
          <table:table-cell office:value-type="float" office:value="0.007">
            <text:p>0,0070</text:p>
          </table:table-cell>
          <table:table-cell table:formula="of:=[.I78]/ABS([.G78])" office:value-type="float" office:value="0.0241379310344828">
            <text:p>0,024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79]+[.A79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2765">
            <text:p>-0,2765</text:p>
          </table:table-cell>
          <table:table-cell office:value-type="float" office:value="0.0241">
            <text:p>0,0241</text:p>
          </table:table-cell>
          <table:table-cell office:value-type="float" office:value="0.0071">
            <text:p>0,0071</text:p>
          </table:table-cell>
          <table:table-cell table:formula="of:=[.I79]/ABS([.G79])" office:value-type="float" office:value="0.0256781193490054">
            <text:p>0,0257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0]+[.A80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2073">
            <text:p>-0,2073</text:p>
          </table:table-cell>
          <table:table-cell office:value-type="float" office:value="0.0249">
            <text:p>0,0249</text:p>
          </table:table-cell>
          <table:table-cell office:value-type="float" office:value="0.0052">
            <text:p>0,0052</text:p>
          </table:table-cell>
          <table:table-cell table:formula="of:=[.I80]/ABS([.G80])" office:value-type="float" office:value="0.0250844187168355">
            <text:p>0,0251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1]+[.A81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1324">
            <text:p>-0,1324</text:p>
          </table:table-cell>
          <table:table-cell office:value-type="float" office:value="0.0271">
            <text:p>0,0271</text:p>
          </table:table-cell>
          <table:table-cell office:value-type="float" office:value="0.0035">
            <text:p>0,0035</text:p>
          </table:table-cell>
          <table:table-cell table:formula="of:=[.I81]/ABS([.G81])" office:value-type="float" office:value="0.0264350453172205">
            <text:p>0,0264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2]+[.A82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1332">
            <text:p>-0,1332</text:p>
          </table:table-cell>
          <table:table-cell office:value-type="float" office:value="0.0285">
            <text:p>0,0285</text:p>
          </table:table-cell>
          <table:table-cell office:value-type="float" office:value="0.0033">
            <text:p>0,0033</text:p>
          </table:table-cell>
          <table:table-cell table:formula="of:=[.I82]/ABS([.G82])" office:value-type="float" office:value="0.0247747747747748">
            <text:p>0,0248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3]+[.A83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0639">
            <text:p>-0,0639</text:p>
          </table:table-cell>
          <table:table-cell office:value-type="float" office:value="0.0355">
            <text:p>0,0355</text:p>
          </table:table-cell>
          <table:table-cell office:value-type="float" office:value="0.0018">
            <text:p>0,0018</text:p>
          </table:table-cell>
          <table:table-cell table:formula="of:=[.I83]/ABS([.G83])" office:value-type="float" office:value="0.028169014084507">
            <text:p>0,0282</text:p>
          </table:table-cell>
          <table:table-cell table:number-columns-repeated="4"/>
        </table:table-row>
        <table:table-row table:style-name="ro1">
          <table:table-cell office:value-type="float" office:value="768.43">
            <text:p>768,43</text:p>
          </table:table-cell>
          <table:table-cell office:value-type="float" office:value="798.41">
            <text:p>798,41</text:p>
          </table:table-cell>
          <table:table-cell table:formula="of:=([.B84]+[.A84])/2" office:value-type="float" office:value="783.42">
            <text:p>783,42</text:p>
          </table:table-cell>
          <table:table-cell office:value-type="float" office:value="6">
            <text:p>6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-0.0227">
            <text:p>-0,0227</text:p>
          </table:table-cell>
          <table:table-cell office:value-type="float" office:value="0.1514">
            <text:p>0,1514</text:p>
          </table:table-cell>
          <table:table-cell office:value-type="float" office:value="0.0124">
            <text:p>0,0124</text:p>
          </table:table-cell>
          <table:table-cell table:formula="of:=[.I84]/ABS([.G84])" office:value-type="float" office:value="0.54625550660793">
            <text:p>0,54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1" table:formula="of:=[.C104]" office:value-type="float" office:value="815.92">
            <text:p>815,92</text:p>
          </table:table-cell>
          <table:table-cell/>
          <table:table-cell table:formula="of:=AVERAGE([.J87:.J106])" office:value-type="float" office:value="0.0313717508132889">
            <text:p>0,0314</text:p>
          </table:table-cell>
          <table:table-cell table:number-columns-repeated="6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7]+[.A8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0.1257">
            <text:p>0,1257</text:p>
          </table:table-cell>
          <table:table-cell office:value-type="float" office:value="0.0607">
            <text:p>0,0607</text:p>
          </table:table-cell>
          <table:table-cell office:value-type="float" office:value="0.0029">
            <text:p>0,0029</text:p>
          </table:table-cell>
          <table:table-cell table:formula="of:=[.I87]/ABS([.G87])" office:value-type="float" office:value="0.0230708035003978">
            <text:p>0,023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8]+[.A8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0.2256">
            <text:p>0,2256</text:p>
          </table:table-cell>
          <table:table-cell office:value-type="float" office:value="0.037">
            <text:p>0,0370</text:p>
          </table:table-cell>
          <table:table-cell office:value-type="float" office:value="0.0057">
            <text:p>0,0057</text:p>
          </table:table-cell>
          <table:table-cell table:formula="of:=[.I88]/ABS([.G88])" office:value-type="float" office:value="0.0252659574468085">
            <text:p>0,025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89]+[.A8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0.2111">
            <text:p>0,2111</text:p>
          </table:table-cell>
          <table:table-cell office:value-type="float" office:value="0.029">
            <text:p>0,0290</text:p>
          </table:table-cell>
          <table:table-cell office:value-type="float" office:value="0.0054">
            <text:p>0,0054</text:p>
          </table:table-cell>
          <table:table-cell table:formula="of:=[.I89]/ABS([.G89])" office:value-type="float" office:value="0.0255802936996684">
            <text:p>0,0256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0]+[.A9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0.1436">
            <text:p>0,1436</text:p>
          </table:table-cell>
          <table:table-cell office:value-type="float" office:value="0.0272">
            <text:p>0,0272</text:p>
          </table:table-cell>
          <table:table-cell office:value-type="float" office:value="0.0036">
            <text:p>0,0036</text:p>
          </table:table-cell>
          <table:table-cell table:formula="of:=[.I90]/ABS([.G90])" office:value-type="float" office:value="0.0250696378830084">
            <text:p>0,025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1]+[.A9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0.0644">
            <text:p>0,0644</text:p>
          </table:table-cell>
          <table:table-cell office:value-type="float" office:value="0.0268">
            <text:p>0,0268</text:p>
          </table:table-cell>
          <table:table-cell office:value-type="float" office:value="0.002">
            <text:p>0,0020</text:p>
          </table:table-cell>
          <table:table-cell table:formula="of:=[.I91]/ABS([.G91])" office:value-type="float" office:value="0.031055900621118">
            <text:p>0,0311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2]+[.A9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0.0131">
            <text:p>0,0131</text:p>
          </table:table-cell>
          <table:table-cell office:value-type="float" office:value="0.0264">
            <text:p>0,0264</text:p>
          </table:table-cell>
          <table:table-cell office:value-type="float" office:value="0.001">
            <text:p>0,0010</text:p>
          </table:table-cell>
          <table:table-cell table:formula="of:=[.I92]/ABS([.G92])" office:value-type="float" office:value="0.0763358778625954">
            <text:p>0,07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3]+[.A9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0853">
            <text:p>-0,0853</text:p>
          </table:table-cell>
          <table:table-cell office:value-type="float" office:value="0.0306">
            <text:p>0,0306</text:p>
          </table:table-cell>
          <table:table-cell office:value-type="float" office:value="0.003">
            <text:p>0,0030</text:p>
          </table:table-cell>
          <table:table-cell table:formula="of:=[.I93]/ABS([.G93])" office:value-type="float" office:value="0.0351699882766706">
            <text:p>0,0352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4]+[.A9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1155">
            <text:p>-0,1155</text:p>
          </table:table-cell>
          <table:table-cell office:value-type="float" office:value="0.0296">
            <text:p>0,0296</text:p>
          </table:table-cell>
          <table:table-cell office:value-type="float" office:value="0.0032">
            <text:p>0,0032</text:p>
          </table:table-cell>
          <table:table-cell table:formula="of:=[.I94]/ABS([.G94])" office:value-type="float" office:value="0.0277056277056277">
            <text:p>0,0277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5]+[.A9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414">
            <text:p>-0,1414</text:p>
          </table:table-cell>
          <table:table-cell office:value-type="float" office:value="0.0268">
            <text:p>0,0268</text:p>
          </table:table-cell>
          <table:table-cell office:value-type="float" office:value="0.0033">
            <text:p>0,0033</text:p>
          </table:table-cell>
          <table:table-cell table:formula="of:=[.I95]/ABS([.G95])" office:value-type="float" office:value="0.0233380480905233">
            <text:p>0,023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6]+[.A9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2129">
            <text:p>-0,2129</text:p>
          </table:table-cell>
          <table:table-cell office:value-type="float" office:value="0.0265">
            <text:p>0,0265</text:p>
          </table:table-cell>
          <table:table-cell office:value-type="float" office:value="0.0056">
            <text:p>0,0056</text:p>
          </table:table-cell>
          <table:table-cell table:formula="of:=[.I96]/ABS([.G96])" office:value-type="float" office:value="0.0263034288398309">
            <text:p>0,02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7]+[.A97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2001">
            <text:p>-0,2001</text:p>
          </table:table-cell>
          <table:table-cell office:value-type="float" office:value="0.0259">
            <text:p>0,0259</text:p>
          </table:table-cell>
          <table:table-cell office:value-type="float" office:value="0.005">
            <text:p>0,0050</text:p>
          </table:table-cell>
          <table:table-cell table:formula="of:=[.I97]/ABS([.G97])" office:value-type="float" office:value="0.0249875062468766">
            <text:p>0,0250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8]+[.A98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777">
            <text:p>-0,1777</text:p>
          </table:table-cell>
          <table:table-cell office:value-type="float" office:value="0.0258">
            <text:p>0,0258</text:p>
          </table:table-cell>
          <table:table-cell office:value-type="float" office:value="0.0045">
            <text:p>0,0045</text:p>
          </table:table-cell>
          <table:table-cell table:formula="of:=[.I98]/ABS([.G98])" office:value-type="float" office:value="0.0253235790658413">
            <text:p>0,025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99]+[.A99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2395">
            <text:p>-0,2395</text:p>
          </table:table-cell>
          <table:table-cell office:value-type="float" office:value="0.0254">
            <text:p>0,0254</text:p>
          </table:table-cell>
          <table:table-cell office:value-type="float" office:value="0.0063">
            <text:p>0,0063</text:p>
          </table:table-cell>
          <table:table-cell table:formula="of:=[.I99]/ABS([.G99])" office:value-type="float" office:value="0.0263048016701461">
            <text:p>0,02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0]+[.A100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234">
            <text:p>-0,2340</text:p>
          </table:table-cell>
          <table:table-cell office:value-type="float" office:value="0.0258">
            <text:p>0,0258</text:p>
          </table:table-cell>
          <table:table-cell office:value-type="float" office:value="0.0058">
            <text:p>0,0058</text:p>
          </table:table-cell>
          <table:table-cell table:formula="of:=[.I100]/ABS([.G100])" office:value-type="float" office:value="0.0247863247863248">
            <text:p>0,024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1]+[.A101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1973">
            <text:p>-0,1973</text:p>
          </table:table-cell>
          <table:table-cell office:value-type="float" office:value="0.026">
            <text:p>0,0260</text:p>
          </table:table-cell>
          <table:table-cell office:value-type="float" office:value="0.0053">
            <text:p>0,0053</text:p>
          </table:table-cell>
          <table:table-cell table:formula="of:=[.I101]/ABS([.G101])" office:value-type="float" office:value="0.026862645717182">
            <text:p>0,0269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2]+[.A102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1676">
            <text:p>-0,1676</text:p>
          </table:table-cell>
          <table:table-cell office:value-type="float" office:value="0.0273">
            <text:p>0,0273</text:p>
          </table:table-cell>
          <table:table-cell office:value-type="float" office:value="0.0045">
            <text:p>0,0045</text:p>
          </table:table-cell>
          <table:table-cell table:formula="of:=[.I102]/ABS([.G102])" office:value-type="float" office:value="0.0268496420047733">
            <text:p>0,0268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3]+[.A103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1709">
            <text:p>-0,1709</text:p>
          </table:table-cell>
          <table:table-cell office:value-type="float" office:value="0.0281">
            <text:p>0,0281</text:p>
          </table:table-cell>
          <table:table-cell office:value-type="float" office:value="0.0045">
            <text:p>0,0045</text:p>
          </table:table-cell>
          <table:table-cell table:formula="of:=[.I103]/ABS([.G103])" office:value-type="float" office:value="0.0263311878291399">
            <text:p>0,0263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4]+[.A104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0759">
            <text:p>-0,0759</text:p>
          </table:table-cell>
          <table:table-cell office:value-type="float" office:value="0.0309">
            <text:p>0,0309</text:p>
          </table:table-cell>
          <table:table-cell office:value-type="float" office:value="0.002">
            <text:p>0,0020</text:p>
          </table:table-cell>
          <table:table-cell table:formula="of:=[.I104]/ABS([.G104])" office:value-type="float" office:value="0.0263504611330698">
            <text:p>0,0264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5]+[.A105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0.0581">
            <text:p>0,0581</text:p>
          </table:table-cell>
          <table:table-cell office:value-type="float" office:value="0.0372">
            <text:p>0,0372</text:p>
          </table:table-cell>
          <table:table-cell office:value-type="float" office:value="0.002">
            <text:p>0,0020</text:p>
          </table:table-cell>
          <table:table-cell table:formula="of:=[.I105]/ABS([.G105])" office:value-type="float" office:value="0.0344234079173838">
            <text:p>0,0344</text:p>
          </table:table-cell>
          <table:table-cell table:number-columns-repeated="4"/>
        </table:table-row>
        <table:table-row table:style-name="ro1">
          <table:table-cell office:value-type="float" office:value="798.41">
            <text:p>798,41</text:p>
          </table:table-cell>
          <table:table-cell office:value-type="float" office:value="833.43">
            <text:p>833,43</text:p>
          </table:table-cell>
          <table:table-cell table:formula="of:=([.B106]+[.A106])/2" office:value-type="float" office:value="815.92">
            <text:p>815,92</text:p>
          </table:table-cell>
          <table:table-cell office:value-type="float" office:value="5.84">
            <text:p>5,84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1538">
            <text:p>0,1538</text:p>
          </table:table-cell>
          <table:table-cell office:value-type="float" office:value="0.0913">
            <text:p>0,0913</text:p>
          </table:table-cell>
          <table:table-cell office:value-type="float" office:value="0.0102">
            <text:p>0,0102</text:p>
          </table:table-cell>
          <table:table-cell table:formula="of:=[.I106]/ABS([.G106])" office:value-type="float" office:value="0.0663198959687906">
            <text:p>0,06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1" table:formula="of:=[.C126]" office:value-type="float" office:value="850.45">
            <text:p>850,45</text:p>
          </table:table-cell>
          <table:table-cell/>
          <table:table-cell table:formula="of:=AVERAGE([.J109:.J128])" office:value-type="float" office:value="0.0455231454233236">
            <text:p>0,0455</text:p>
          </table:table-cell>
          <table:table-cell table:number-columns-repeated="6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09]+[.A10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0.2751">
            <text:p>0,2751</text:p>
          </table:table-cell>
          <table:table-cell office:value-type="float" office:value="0.0573">
            <text:p>0,0573</text:p>
          </table:table-cell>
          <table:table-cell office:value-type="float" office:value="0.006">
            <text:p>0,0060</text:p>
          </table:table-cell>
          <table:table-cell table:formula="of:=[.I109]/ABS([.G109])" office:value-type="float" office:value="0.0218102508178844">
            <text:p>0,021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0]+[.A11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0.2378">
            <text:p>0,2378</text:p>
          </table:table-cell>
          <table:table-cell office:value-type="float" office:value="0.037">
            <text:p>0,0370</text:p>
          </table:table-cell>
          <table:table-cell office:value-type="float" office:value="0.0057">
            <text:p>0,0057</text:p>
          </table:table-cell>
          <table:table-cell table:formula="of:=[.I110]/ABS([.G110])" office:value-type="float" office:value="0.0239697224558452">
            <text:p>0,024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1]+[.A11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0.2522">
            <text:p>0,2522</text:p>
          </table:table-cell>
          <table:table-cell office:value-type="float" office:value="0.0295">
            <text:p>0,0295</text:p>
          </table:table-cell>
          <table:table-cell office:value-type="float" office:value="0.0066">
            <text:p>0,0066</text:p>
          </table:table-cell>
          <table:table-cell table:formula="of:=[.I111]/ABS([.G111])" office:value-type="float" office:value="0.0261697065820777">
            <text:p>0,0262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2]+[.A11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0.1968">
            <text:p>0,1968</text:p>
          </table:table-cell>
          <table:table-cell office:value-type="float" office:value="0.0274">
            <text:p>0,0274</text:p>
          </table:table-cell>
          <table:table-cell office:value-type="float" office:value="0.0047">
            <text:p>0,0047</text:p>
          </table:table-cell>
          <table:table-cell table:formula="of:=[.I112]/ABS([.G112])" office:value-type="float" office:value="0.0238821138211382">
            <text:p>0,0239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3]+[.A11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0.1035">
            <text:p>0,1035</text:p>
          </table:table-cell>
          <table:table-cell office:value-type="float" office:value="0.0271">
            <text:p>0,0271</text:p>
          </table:table-cell>
          <table:table-cell office:value-type="float" office:value="0.003">
            <text:p>0,0030</text:p>
          </table:table-cell>
          <table:table-cell table:formula="of:=[.I113]/ABS([.G113])" office:value-type="float" office:value="0.0289855072463768">
            <text:p>0,029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4]+[.A11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0.0862">
            <text:p>0,0862</text:p>
          </table:table-cell>
          <table:table-cell office:value-type="float" office:value="0.0265">
            <text:p>0,0265</text:p>
          </table:table-cell>
          <table:table-cell office:value-type="float" office:value="0.0023">
            <text:p>0,0023</text:p>
          </table:table-cell>
          <table:table-cell table:formula="of:=[.I114]/ABS([.G114])" office:value-type="float" office:value="0.0266821345707657">
            <text:p>0,0267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5]+[.A11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0074">
            <text:p>-0,0074</text:p>
          </table:table-cell>
          <table:table-cell office:value-type="float" office:value="0.0313">
            <text:p>0,0313</text:p>
          </table:table-cell>
          <table:table-cell office:value-type="float" office:value="0.0013">
            <text:p>0,0013</text:p>
          </table:table-cell>
          <table:table-cell table:formula="of:=[.I115]/ABS([.G115])" office:value-type="float" office:value="0.175675675675676">
            <text:p>0,1757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6]+[.A11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0716">
            <text:p>-0,0716</text:p>
          </table:table-cell>
          <table:table-cell office:value-type="float" office:value="0.0327">
            <text:p>0,0327</text:p>
          </table:table-cell>
          <table:table-cell office:value-type="float" office:value="0.0023">
            <text:p>0,0023</text:p>
          </table:table-cell>
          <table:table-cell table:formula="of:=[.I116]/ABS([.G116])" office:value-type="float" office:value="0.032122905027933">
            <text:p>0,032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7]+[.A11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0847">
            <text:p>-0,0847</text:p>
          </table:table-cell>
          <table:table-cell office:value-type="float" office:value="0.0284">
            <text:p>0,0284</text:p>
          </table:table-cell>
          <table:table-cell office:value-type="float" office:value="0.0021">
            <text:p>0,0021</text:p>
          </table:table-cell>
          <table:table-cell table:formula="of:=[.I117]/ABS([.G117])" office:value-type="float" office:value="0.0247933884297521">
            <text:p>0,0248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8]+[.A11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0855">
            <text:p>-0,0855</text:p>
          </table:table-cell>
          <table:table-cell office:value-type="float" office:value="0.0285">
            <text:p>0,0285</text:p>
          </table:table-cell>
          <table:table-cell office:value-type="float" office:value="0.0024">
            <text:p>0,0024</text:p>
          </table:table-cell>
          <table:table-cell table:formula="of:=[.I118]/ABS([.G118])" office:value-type="float" office:value="0.0280701754385965">
            <text:p>0,028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19]+[.A119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1695">
            <text:p>-0,1695</text:p>
          </table:table-cell>
          <table:table-cell office:value-type="float" office:value="0.0278">
            <text:p>0,0278</text:p>
          </table:table-cell>
          <table:table-cell office:value-type="float" office:value="0.0043">
            <text:p>0,0043</text:p>
          </table:table-cell>
          <table:table-cell table:formula="of:=[.I119]/ABS([.G119])" office:value-type="float" office:value="0.0253687315634218">
            <text:p>0,0254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0]+[.A120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884">
            <text:p>-0,1884</text:p>
          </table:table-cell>
          <table:table-cell office:value-type="float" office:value="0.0276">
            <text:p>0,0276</text:p>
          </table:table-cell>
          <table:table-cell office:value-type="float" office:value="0.0051">
            <text:p>0,0051</text:p>
          </table:table-cell>
          <table:table-cell table:formula="of:=[.I120]/ABS([.G120])" office:value-type="float" office:value="0.0270700636942675">
            <text:p>0,027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1]+[.A121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2271">
            <text:p>-0,2271</text:p>
          </table:table-cell>
          <table:table-cell office:value-type="float" office:value="0.0279">
            <text:p>0,0279</text:p>
          </table:table-cell>
          <table:table-cell office:value-type="float" office:value="0.0063">
            <text:p>0,0063</text:p>
          </table:table-cell>
          <table:table-cell table:formula="of:=[.I121]/ABS([.G121])" office:value-type="float" office:value="0.0277410832232497">
            <text:p>0,0277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2]+[.A122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1669">
            <text:p>-0,1669</text:p>
          </table:table-cell>
          <table:table-cell office:value-type="float" office:value="0.028">
            <text:p>0,0280</text:p>
          </table:table-cell>
          <table:table-cell office:value-type="float" office:value="0.0041">
            <text:p>0,0041</text:p>
          </table:table-cell>
          <table:table-cell table:formula="of:=[.I122]/ABS([.G122])" office:value-type="float" office:value="0.024565608148592">
            <text:p>0,0246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3]+[.A123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2262">
            <text:p>-0,2262</text:p>
          </table:table-cell>
          <table:table-cell office:value-type="float" office:value="0.0294">
            <text:p>0,0294</text:p>
          </table:table-cell>
          <table:table-cell office:value-type="float" office:value="0.0068">
            <text:p>0,0068</text:p>
          </table:table-cell>
          <table:table-cell table:formula="of:=[.I123]/ABS([.G123])" office:value-type="float" office:value="0.0300618921308576">
            <text:p>0,0301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4]+[.A124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1331">
            <text:p>-0,1331</text:p>
          </table:table-cell>
          <table:table-cell office:value-type="float" office:value="0.031">
            <text:p>0,0310</text:p>
          </table:table-cell>
          <table:table-cell office:value-type="float" office:value="0.0039">
            <text:p>0,0039</text:p>
          </table:table-cell>
          <table:table-cell table:formula="of:=[.I124]/ABS([.G124])" office:value-type="float" office:value="0.0293012772351615">
            <text:p>0,029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5]+[.A125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1096">
            <text:p>-0,1096</text:p>
          </table:table-cell>
          <table:table-cell office:value-type="float" office:value="0.0321">
            <text:p>0,0321</text:p>
          </table:table-cell>
          <table:table-cell office:value-type="float" office:value="0.0031">
            <text:p>0,0031</text:p>
          </table:table-cell>
          <table:table-cell table:formula="of:=[.I125]/ABS([.G125])" office:value-type="float" office:value="0.0282846715328467">
            <text:p>0,028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6]+[.A126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0264">
            <text:p>-0,0264</text:p>
          </table:table-cell>
          <table:table-cell office:value-type="float" office:value="0.0357">
            <text:p>0,0357</text:p>
          </table:table-cell>
          <table:table-cell office:value-type="float" office:value="0.0014">
            <text:p>0,0014</text:p>
          </table:table-cell>
          <table:table-cell table:formula="of:=[.I126]/ABS([.G126])" office:value-type="float" office:value="0.053030303030303">
            <text:p>0,0530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7]+[.A127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006">
            <text:p>-0,0060</text:p>
          </table:table-cell>
          <table:table-cell office:value-type="float" office:value="0.0396">
            <text:p>0,0396</text:p>
          </table:table-cell>
          <table:table-cell office:value-type="float" office:value="0.0011">
            <text:p>0,0011</text:p>
          </table:table-cell>
          <table:table-cell table:formula="of:=[.I127]/ABS([.G127])" office:value-type="float" office:value="0.183333333333333">
            <text:p>0,1833</text:p>
          </table:table-cell>
          <table:table-cell table:number-columns-repeated="4"/>
        </table:table-row>
        <table:table-row table:style-name="ro1">
          <table:table-cell office:value-type="float" office:value="833.43">
            <text:p>833,43</text:p>
          </table:table-cell>
          <table:table-cell office:value-type="float" office:value="867.47">
            <text:p>867,47</text:p>
          </table:table-cell>
          <table:table-cell table:formula="of:=([.B128]+[.A128])/2" office:value-type="float" office:value="850.45">
            <text:p>850,45</text:p>
          </table:table-cell>
          <table:table-cell office:value-type="float" office:value="5.67">
            <text:p>5,6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0.1251">
            <text:p>0,1251</text:p>
          </table:table-cell>
          <table:table-cell office:value-type="float" office:value="0.085">
            <text:p>0,0850</text:p>
          </table:table-cell>
          <table:table-cell office:value-type="float" office:value="0.0087">
            <text:p>0,0087</text:p>
          </table:table-cell>
          <table:table-cell table:formula="of:=[.I128]/ABS([.G128])" office:value-type="float" office:value="0.0695443645083933">
            <text:p>0,06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1" table:formula="of:=[.C148]" office:value-type="float" office:value="884.015">
            <text:p>884,02</text:p>
          </table:table-cell>
          <table:table-cell/>
          <table:table-cell table:formula="of:=AVERAGE([.J131:.J150])" office:value-type="float" office:value="0.0385179061159427">
            <text:p>0,0385</text:p>
          </table:table-cell>
          <table:table-cell table:number-columns-repeated="6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1]+[.A13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0.0922">
            <text:p>0,0922</text:p>
          </table:table-cell>
          <table:table-cell office:value-type="float" office:value="0.0793">
            <text:p>0,0793</text:p>
          </table:table-cell>
          <table:table-cell office:value-type="float" office:value="0.0029">
            <text:p>0,0029</text:p>
          </table:table-cell>
          <table:table-cell table:formula="of:=[.I131]/ABS([.G131])" office:value-type="float" office:value="0.0314533622559653">
            <text:p>0,0315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2]+[.A13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0.2998">
            <text:p>0,2998</text:p>
          </table:table-cell>
          <table:table-cell office:value-type="float" office:value="0.0534">
            <text:p>0,0534</text:p>
          </table:table-cell>
          <table:table-cell office:value-type="float" office:value="0.0074">
            <text:p>0,0074</text:p>
          </table:table-cell>
          <table:table-cell table:formula="of:=[.I132]/ABS([.G132])" office:value-type="float" office:value="0.0246831220813876">
            <text:p>0,024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3]+[.A13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0.2396">
            <text:p>0,2396</text:p>
          </table:table-cell>
          <table:table-cell office:value-type="float" office:value="0.0432">
            <text:p>0,0432</text:p>
          </table:table-cell>
          <table:table-cell office:value-type="float" office:value="0.007">
            <text:p>0,0070</text:p>
          </table:table-cell>
          <table:table-cell table:formula="of:=[.I133]/ABS([.G133])" office:value-type="float" office:value="0.0292153589315526">
            <text:p>0,029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4]+[.A13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0.2067">
            <text:p>0,2067</text:p>
          </table:table-cell>
          <table:table-cell office:value-type="float" office:value="0.0407">
            <text:p>0,0407</text:p>
          </table:table-cell>
          <table:table-cell office:value-type="float" office:value="0.0052">
            <text:p>0,0052</text:p>
          </table:table-cell>
          <table:table-cell table:formula="of:=[.I134]/ABS([.G134])" office:value-type="float" office:value="0.0251572327044025">
            <text:p>0,025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5]+[.A13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0.2398">
            <text:p>0,2398</text:p>
          </table:table-cell>
          <table:table-cell office:value-type="float" office:value="0.0391">
            <text:p>0,0391</text:p>
          </table:table-cell>
          <table:table-cell office:value-type="float" office:value="0.007">
            <text:p>0,0070</text:p>
          </table:table-cell>
          <table:table-cell table:formula="of:=[.I135]/ABS([.G135])" office:value-type="float" office:value="0.0291909924937448">
            <text:p>0,0292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6]+[.A13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0.0934">
            <text:p>0,0934</text:p>
          </table:table-cell>
          <table:table-cell office:value-type="float" office:value="0.0395">
            <text:p>0,0395</text:p>
          </table:table-cell>
          <table:table-cell office:value-type="float" office:value="0.0027">
            <text:p>0,0027</text:p>
          </table:table-cell>
          <table:table-cell table:formula="of:=[.I136]/ABS([.G136])" office:value-type="float" office:value="0.0289079229122056">
            <text:p>0,028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7]+[.A13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0.0145">
            <text:p>0,0145</text:p>
          </table:table-cell>
          <table:table-cell office:value-type="float" office:value="0.0476">
            <text:p>0,0476</text:p>
          </table:table-cell>
          <table:table-cell office:value-type="float" office:value="0.0018">
            <text:p>0,0018</text:p>
          </table:table-cell>
          <table:table-cell table:formula="of:=[.I137]/ABS([.G137])" office:value-type="float" office:value="0.124137931034483">
            <text:p>0,1241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8]+[.A13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0709">
            <text:p>-0,0709</text:p>
          </table:table-cell>
          <table:table-cell office:value-type="float" office:value="0.0504">
            <text:p>0,0504</text:p>
          </table:table-cell>
          <table:table-cell office:value-type="float" office:value="0.0024">
            <text:p>0,0024</text:p>
          </table:table-cell>
          <table:table-cell table:formula="of:=[.I138]/ABS([.G138])" office:value-type="float" office:value="0.0338504936530324">
            <text:p>0,033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39]+[.A13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0608">
            <text:p>-0,0608</text:p>
          </table:table-cell>
          <table:table-cell office:value-type="float" office:value="0.0427">
            <text:p>0,0427</text:p>
          </table:table-cell>
          <table:table-cell office:value-type="float" office:value="0.0017">
            <text:p>0,0017</text:p>
          </table:table-cell>
          <table:table-cell table:formula="of:=[.I139]/ABS([.G139])" office:value-type="float" office:value="0.0279605263157895">
            <text:p>0,0280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0]+[.A14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0734">
            <text:p>-0,0734</text:p>
          </table:table-cell>
          <table:table-cell office:value-type="float" office:value="0.0441">
            <text:p>0,0441</text:p>
          </table:table-cell>
          <table:table-cell office:value-type="float" office:value="0.0024">
            <text:p>0,0024</text:p>
          </table:table-cell>
          <table:table-cell table:formula="of:=[.I140]/ABS([.G140])" office:value-type="float" office:value="0.0326975476839237">
            <text:p>0,0327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1]+[.A141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1408">
            <text:p>-0,1408</text:p>
          </table:table-cell>
          <table:table-cell office:value-type="float" office:value="0.0428">
            <text:p>0,0428</text:p>
          </table:table-cell>
          <table:table-cell office:value-type="float" office:value="0.004">
            <text:p>0,0040</text:p>
          </table:table-cell>
          <table:table-cell table:formula="of:=[.I141]/ABS([.G141])" office:value-type="float" office:value="0.0284090909090909">
            <text:p>0,028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2]+[.A142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586">
            <text:p>-0,1586</text:p>
          </table:table-cell>
          <table:table-cell office:value-type="float" office:value="0.0414">
            <text:p>0,0414</text:p>
          </table:table-cell>
          <table:table-cell office:value-type="float" office:value="0.0042">
            <text:p>0,0042</text:p>
          </table:table-cell>
          <table:table-cell table:formula="of:=[.I142]/ABS([.G142])" office:value-type="float" office:value="0.0264817150063052">
            <text:p>0,0265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3]+[.A143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1366">
            <text:p>-0,1366</text:p>
          </table:table-cell>
          <table:table-cell office:value-type="float" office:value="0.0439">
            <text:p>0,0439</text:p>
          </table:table-cell>
          <table:table-cell office:value-type="float" office:value="0.0038">
            <text:p>0,0038</text:p>
          </table:table-cell>
          <table:table-cell table:formula="of:=[.I143]/ABS([.G143])" office:value-type="float" office:value="0.0278184480234261">
            <text:p>0,0278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4]+[.A144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1965">
            <text:p>-0,1965</text:p>
          </table:table-cell>
          <table:table-cell office:value-type="float" office:value="0.0436">
            <text:p>0,0436</text:p>
          </table:table-cell>
          <table:table-cell office:value-type="float" office:value="0.005">
            <text:p>0,0050</text:p>
          </table:table-cell>
          <table:table-cell table:formula="of:=[.I144]/ABS([.G144])" office:value-type="float" office:value="0.0254452926208651">
            <text:p>0,0254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5]+[.A145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26">
            <text:p>-0,2600</text:p>
          </table:table-cell>
          <table:table-cell office:value-type="float" office:value="0.0475">
            <text:p>0,0475</text:p>
          </table:table-cell>
          <table:table-cell office:value-type="float" office:value="0.0083">
            <text:p>0,0083</text:p>
          </table:table-cell>
          <table:table-cell table:formula="of:=[.I145]/ABS([.G145])" office:value-type="float" office:value="0.0319230769230769">
            <text:p>0,031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6]+[.A146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1733">
            <text:p>-0,1733</text:p>
          </table:table-cell>
          <table:table-cell office:value-type="float" office:value="0.0504">
            <text:p>0,0504</text:p>
          </table:table-cell>
          <table:table-cell office:value-type="float" office:value="0.0059">
            <text:p>0,0059</text:p>
          </table:table-cell>
          <table:table-cell table:formula="of:=[.I146]/ABS([.G146])" office:value-type="float" office:value="0.0340450086555107">
            <text:p>0,0340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7]+[.A147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2339">
            <text:p>-0,2339</text:p>
          </table:table-cell>
          <table:table-cell office:value-type="float" office:value="0.0537">
            <text:p>0,0537</text:p>
          </table:table-cell>
          <table:table-cell office:value-type="float" office:value="0.007">
            <text:p>0,0070</text:p>
          </table:table-cell>
          <table:table-cell table:formula="of:=[.I147]/ABS([.G147])" office:value-type="float" office:value="0.029927319367251">
            <text:p>0,0299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8]+[.A148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0465">
            <text:p>-0,0465</text:p>
          </table:table-cell>
          <table:table-cell office:value-type="float" office:value="0.0568">
            <text:p>0,0568</text:p>
          </table:table-cell>
          <table:table-cell office:value-type="float" office:value="0.0024">
            <text:p>0,0024</text:p>
          </table:table-cell>
          <table:table-cell table:formula="of:=[.I148]/ABS([.G148])" office:value-type="float" office:value="0.0516129032258065">
            <text:p>0,0516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49]+[.A149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0196">
            <text:p>-0,0196</text:p>
          </table:table-cell>
          <table:table-cell office:value-type="float" office:value="0.0596">
            <text:p>0,0596</text:p>
          </table:table-cell>
          <table:table-cell office:value-type="float" office:value="0.0016">
            <text:p>0,0016</text:p>
          </table:table-cell>
          <table:table-cell table:formula="of:=[.I149]/ABS([.G149])" office:value-type="float" office:value="0.0816326530612245">
            <text:p>0,0816</text:p>
          </table:table-cell>
          <table:table-cell table:number-columns-repeated="4"/>
        </table:table-row>
        <table:table-row table:style-name="ro1">
          <table:table-cell office:value-type="float" office:value="867.47">
            <text:p>867,47</text:p>
          </table:table-cell>
          <table:table-cell office:value-type="float" office:value="900.56">
            <text:p>900,56</text:p>
          </table:table-cell>
          <table:table-cell table:formula="of:=([.B150]+[.A150])/2" office:value-type="float" office:value="884.015">
            <text:p>884,02</text:p>
          </table:table-cell>
          <table:table-cell office:value-type="float" office:value="5.52">
            <text:p>5,52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-0.1157">
            <text:p>-0,1157</text:p>
          </table:table-cell>
          <table:table-cell office:value-type="float" office:value="0.085">
            <text:p>0,0850</text:p>
          </table:table-cell>
          <table:table-cell office:value-type="float" office:value="0.0053">
            <text:p>0,0053</text:p>
          </table:table-cell>
          <table:table-cell table:formula="of:=[.I150]/ABS([.G150])" office:value-type="float" office:value="0.0458081244598098">
            <text:p>0,04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1" table:formula="of:=[.C170]" office:value-type="float" office:value="916.655">
            <text:p>916,66</text:p>
          </table:table-cell>
          <table:table-cell/>
          <table:table-cell table:formula="of:=AVERAGE([.J153:.J173])" office:value-type="float" office:value="0.0480649527574863">
            <text:p>0,0481</text:p>
          </table:table-cell>
          <table:table-cell table:number-columns-repeated="6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3]+[.A15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958">
            <text:p>-0,958</text:p>
          </table:table-cell>
          <table:table-cell office:value-type="float" office:value="0.1938">
            <text:p>0,1938</text:p>
          </table:table-cell>
          <table:table-cell office:value-type="float" office:value="0.0835">
            <text:p>0,0835</text:p>
          </table:table-cell>
          <table:table-cell office:value-type="float" office:value="0.004">
            <text:p>0,0040</text:p>
          </table:table-cell>
          <table:table-cell table:formula="of:=[.I153]/ABS([.G153])" office:value-type="float" office:value="0.0206398348813209">
            <text:p>0,0206</text:p>
          </table:table-cell>
          <table:table-cell/>
          <table:table-cell table:style-name="ce1" table:formula="of:=[.B153]+0.5*([.B153]-[.A153])" office:value-type="float" office:value="948.845">
            <text:p>948,85</text:p>
          </table:table-cell>
          <table:table-cell table:style-name="ce1" table:formula="of:=[.L153]-[.C153]" office:value-type="float" office:value="32.1900000000001">
            <text:p>32,19</text:p>
          </table:table-cell>
          <table:table-cell table:style-name="ce1" table:formula="of:=[.B153]-[.A153]" office:value-type="float" office:value="32.1900000000001">
            <text:p>32,19</text:p>
          </table:table-cell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4]+[.A15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875">
            <text:p>-0,875</text:p>
          </table:table-cell>
          <table:table-cell office:value-type="float" office:value="0.2544">
            <text:p>0,2544</text:p>
          </table:table-cell>
          <table:table-cell office:value-type="float" office:value="0.0483">
            <text:p>0,0483</text:p>
          </table:table-cell>
          <table:table-cell office:value-type="float" office:value="0.0067">
            <text:p>0,0067</text:p>
          </table:table-cell>
          <table:table-cell table:formula="of:=[.I154]/ABS([.G154])" office:value-type="float" office:value="0.0263364779874214">
            <text:p>0,026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5]+[.A15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92">
            <text:p>-0,792</text:p>
          </table:table-cell>
          <table:table-cell office:value-type="float" office:value="0.1724">
            <text:p>0,1724</text:p>
          </table:table-cell>
          <table:table-cell office:value-type="float" office:value="0.0407">
            <text:p>0,0407</text:p>
          </table:table-cell>
          <table:table-cell office:value-type="float" office:value="0.0049">
            <text:p>0,0049</text:p>
          </table:table-cell>
          <table:table-cell table:formula="of:=[.I155]/ABS([.G155])" office:value-type="float" office:value="0.0284222737819025">
            <text:p>0,0284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6]+[.A15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708">
            <text:p>-0,708</text:p>
          </table:table-cell>
          <table:table-cell office:value-type="float" office:value="0.0912">
            <text:p>0,0912</text:p>
          </table:table-cell>
          <table:table-cell office:value-type="float" office:value="0.0372">
            <text:p>0,0372</text:p>
          </table:table-cell>
          <table:table-cell office:value-type="float" office:value="0.0028">
            <text:p>0,0028</text:p>
          </table:table-cell>
          <table:table-cell table:formula="of:=[.I156]/ABS([.G156])" office:value-type="float" office:value="0.0307017543859649">
            <text:p>0,030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7]+[.A15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625">
            <text:p>-0,625</text:p>
          </table:table-cell>
          <table:table-cell office:value-type="float" office:value="0.141">
            <text:p>0,1410</text:p>
          </table:table-cell>
          <table:table-cell office:value-type="float" office:value="0.037">
            <text:p>0,0370</text:p>
          </table:table-cell>
          <table:table-cell office:value-type="float" office:value="0.0043">
            <text:p>0,0043</text:p>
          </table:table-cell>
          <table:table-cell table:formula="of:=[.I157]/ABS([.G157])" office:value-type="float" office:value="0.0304964539007092">
            <text:p>0,0305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8]+[.A15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542">
            <text:p>-0,542</text:p>
          </table:table-cell>
          <table:table-cell office:value-type="float" office:value="0.0636">
            <text:p>0,0636</text:p>
          </table:table-cell>
          <table:table-cell office:value-type="float" office:value="0.038">
            <text:p>0,0380</text:p>
          </table:table-cell>
          <table:table-cell office:value-type="float" office:value="0.0022">
            <text:p>0,0022</text:p>
          </table:table-cell>
          <table:table-cell table:formula="of:=[.I158]/ABS([.G158])" office:value-type="float" office:value="0.0345911949685535">
            <text:p>0,034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59]+[.A15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458">
            <text:p>-0,458</text:p>
          </table:table-cell>
          <table:table-cell office:value-type="float" office:value="-0.0061">
            <text:p>-0,0061</text:p>
          </table:table-cell>
          <table:table-cell office:value-type="float" office:value="0.0473">
            <text:p>0,0473</text:p>
          </table:table-cell>
          <table:table-cell office:value-type="float" office:value="0.0016">
            <text:p>0,0016</text:p>
          </table:table-cell>
          <table:table-cell table:formula="of:=[.I159]/ABS([.G159])" office:value-type="float" office:value="0.262295081967213">
            <text:p>0,262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0]+[.A16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375">
            <text:p>-0,375</text:p>
          </table:table-cell>
          <table:table-cell office:value-type="float" office:value="-0.0737">
            <text:p>-0,0737</text:p>
          </table:table-cell>
          <table:table-cell office:value-type="float" office:value="0.0528">
            <text:p>0,0528</text:p>
          </table:table-cell>
          <table:table-cell office:value-type="float" office:value="0.0029">
            <text:p>0,0029</text:p>
          </table:table-cell>
          <table:table-cell table:formula="of:=[.I160]/ABS([.G160])" office:value-type="float" office:value="0.039348710990502">
            <text:p>0,039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1]+[.A16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92">
            <text:p>-0,292</text:p>
          </table:table-cell>
          <table:table-cell office:value-type="float" office:value="-0.1004">
            <text:p>-0,1004</text:p>
          </table:table-cell>
          <table:table-cell office:value-type="float" office:value="0.0458">
            <text:p>0,0458</text:p>
          </table:table-cell>
          <table:table-cell office:value-type="float" office:value="0.0027">
            <text:p>0,0027</text:p>
          </table:table-cell>
          <table:table-cell table:formula="of:=[.I161]/ABS([.G161])" office:value-type="float" office:value="0.0268924302788845">
            <text:p>0,0269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2]+[.A16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208">
            <text:p>-0,208</text:p>
          </table:table-cell>
          <table:table-cell office:value-type="float" office:value="-0.1098">
            <text:p>-0,1098</text:p>
          </table:table-cell>
          <table:table-cell office:value-type="float" office:value="0.0448">
            <text:p>0,0448</text:p>
          </table:table-cell>
          <table:table-cell office:value-type="float" office:value="0.0035">
            <text:p>0,0035</text:p>
          </table:table-cell>
          <table:table-cell table:formula="of:=[.I162]/ABS([.G162])" office:value-type="float" office:value="0.0318761384335155">
            <text:p>0,0319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3]+[.A16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125">
            <text:p>-0,125</text:p>
          </table:table-cell>
          <table:table-cell office:value-type="float" office:value="-0.1538">
            <text:p>-0,1538</text:p>
          </table:table-cell>
          <table:table-cell office:value-type="float" office:value="0.045">
            <text:p>0,0450</text:p>
          </table:table-cell>
          <table:table-cell office:value-type="float" office:value="0.0044">
            <text:p>0,0044</text:p>
          </table:table-cell>
          <table:table-cell table:formula="of:=[.I163]/ABS([.G163])" office:value-type="float" office:value="0.0286085825747724">
            <text:p>0,028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4]+[.A164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-0.042">
            <text:p>-0,042</text:p>
          </table:table-cell>
          <table:table-cell office:value-type="float" office:value="-0.1723">
            <text:p>-0,1723</text:p>
          </table:table-cell>
          <table:table-cell office:value-type="float" office:value="0.0469">
            <text:p>0,0469</text:p>
          </table:table-cell>
          <table:table-cell office:value-type="float" office:value="0.005">
            <text:p>0,0050</text:p>
          </table:table-cell>
          <table:table-cell table:formula="of:=[.I164]/ABS([.G164])" office:value-type="float" office:value="0.0290191526407429">
            <text:p>0,0290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5]+[.A165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042">
            <text:p>0,042</text:p>
          </table:table-cell>
          <table:table-cell office:value-type="float" office:value="-0.1876">
            <text:p>-0,1876</text:p>
          </table:table-cell>
          <table:table-cell office:value-type="float" office:value="0.0463">
            <text:p>0,0463</text:p>
          </table:table-cell>
          <table:table-cell office:value-type="float" office:value="0.0056">
            <text:p>0,0056</text:p>
          </table:table-cell>
          <table:table-cell table:formula="of:=[.I165]/ABS([.G165])" office:value-type="float" office:value="0.0298507462686567">
            <text:p>0,0299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6]+[.A166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125">
            <text:p>0,125</text:p>
          </table:table-cell>
          <table:table-cell office:value-type="float" office:value="-0.1894">
            <text:p>-0,1894</text:p>
          </table:table-cell>
          <table:table-cell office:value-type="float" office:value="0.0475">
            <text:p>0,0475</text:p>
          </table:table-cell>
          <table:table-cell office:value-type="float" office:value="0.0052">
            <text:p>0,0052</text:p>
          </table:table-cell>
          <table:table-cell table:formula="of:=[.I166]/ABS([.G166])" office:value-type="float" office:value="0.027455121436114">
            <text:p>0,0275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7]+[.A167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08">
            <text:p>0,208</text:p>
          </table:table-cell>
          <table:table-cell office:value-type="float" office:value="-0.2571">
            <text:p>-0,2571</text:p>
          </table:table-cell>
          <table:table-cell office:value-type="float" office:value="0.0539">
            <text:p>0,0539</text:p>
          </table:table-cell>
          <table:table-cell office:value-type="float" office:value="0.0089">
            <text:p>0,0089</text:p>
          </table:table-cell>
          <table:table-cell table:formula="of:=[.I167]/ABS([.G167])" office:value-type="float" office:value="0.0346168805912096">
            <text:p>0,0346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8]+[.A168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292">
            <text:p>0,292</text:p>
          </table:table-cell>
          <table:table-cell office:value-type="float" office:value="-0.3514">
            <text:p>-0,3514</text:p>
          </table:table-cell>
          <table:table-cell office:value-type="float" office:value="0.0545">
            <text:p>0,0545</text:p>
          </table:table-cell>
          <table:table-cell office:value-type="float" office:value="0.0124">
            <text:p>0,0124</text:p>
          </table:table-cell>
          <table:table-cell table:formula="of:=[.I168]/ABS([.G168])" office:value-type="float" office:value="0.035287421741605">
            <text:p>0,0353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69]+[.A169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375">
            <text:p>0,375</text:p>
          </table:table-cell>
          <table:table-cell office:value-type="float" office:value="-0.3853">
            <text:p>-0,3853</text:p>
          </table:table-cell>
          <table:table-cell office:value-type="float" office:value="0.0562">
            <text:p>0,0562</text:p>
          </table:table-cell>
          <table:table-cell office:value-type="float" office:value="0.0122">
            <text:p>0,0122</text:p>
          </table:table-cell>
          <table:table-cell table:formula="of:=[.I169]/ABS([.G169])" office:value-type="float" office:value="0.0316636387230729">
            <text:p>0,0317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0]+[.A170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458">
            <text:p>0,458</text:p>
          </table:table-cell>
          <table:table-cell office:value-type="float" office:value="-0.2525">
            <text:p>-0,2525</text:p>
          </table:table-cell>
          <table:table-cell office:value-type="float" office:value="0.063">
            <text:p>0,0630</text:p>
          </table:table-cell>
          <table:table-cell office:value-type="float" office:value="0.0099">
            <text:p>0,0099</text:p>
          </table:table-cell>
          <table:table-cell table:formula="of:=[.I170]/ABS([.G170])" office:value-type="float" office:value="0.0392079207920792">
            <text:p>0,0392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1]+[.A171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542">
            <text:p>0,542</text:p>
          </table:table-cell>
          <table:table-cell office:value-type="float" office:value="-0.2057">
            <text:p>-0,2057</text:p>
          </table:table-cell>
          <table:table-cell office:value-type="float" office:value="0.0651">
            <text:p>0,0651</text:p>
          </table:table-cell>
          <table:table-cell office:value-type="float" office:value="0.0077">
            <text:p>0,0077</text:p>
          </table:table-cell>
          <table:table-cell table:formula="of:=[.I171]/ABS([.G171])" office:value-type="float" office:value="0.0374331550802139">
            <text:p>0,0374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2]+[.A172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625">
            <text:p>0,625</text:p>
          </table:table-cell>
          <table:table-cell office:value-type="float" office:value="-0.2958">
            <text:p>-0,2958</text:p>
          </table:table-cell>
          <table:table-cell office:value-type="float" office:value="0.0836">
            <text:p>0,0836</text:p>
          </table:table-cell>
          <table:table-cell office:value-type="float" office:value="0.0154">
            <text:p>0,0154</text:p>
          </table:table-cell>
          <table:table-cell table:formula="of:=[.I172]/ABS([.G172])" office:value-type="float" office:value="0.0520622041920216">
            <text:p>0,0521</text:p>
          </table:table-cell>
          <table:table-cell table:number-columns-repeated="4"/>
        </table:table-row>
        <table:table-row table:style-name="ro1">
          <table:table-cell office:value-type="float" office:value="900.56">
            <text:p>900,56</text:p>
          </table:table-cell>
          <table:table-cell office:value-type="float" office:value="932.75">
            <text:p>932,75</text:p>
          </table:table-cell>
          <table:table-cell table:formula="of:=([.B173]+[.A173])/2" office:value-type="float" office:value="916.655">
            <text:p>916,66</text:p>
          </table:table-cell>
          <table:table-cell office:value-type="float" office:value="5.37">
            <text:p>5,37</text:p>
          </table:table-cell>
          <table:table-cell office:value-type="float" office:value="0.083">
            <text:p>0,083</text:p>
          </table:table-cell>
          <table:table-cell office:value-type="float" office:value="0.708">
            <text:p>0,708</text:p>
          </table:table-cell>
          <table:table-cell office:value-type="float" office:value="-0.3357">
            <text:p>-0,3357</text:p>
          </table:table-cell>
          <table:table-cell office:value-type="float" office:value="0.2743">
            <text:p>0,2743</text:p>
          </table:table-cell>
          <table:table-cell office:value-type="float" office:value="0.0445">
            <text:p>0,0445</text:p>
          </table:table-cell>
          <table:table-cell table:formula="of:=[.I173]/ABS([.G173])" office:value-type="float" office:value="0.132558832290736">
            <text:p>0,1326</text:p>
          </table:table-cell>
          <table:table-cell table:number-columns-repeated="4"/>
        </table:table-row>
        <table:table-row table:style-name="ro1" table:number-rows-repeated="104840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0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.09.2014</text:date>, <text:time>13:42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3:42:52</dc:date>
    <meta:document-statistic meta:table-count="1" meta:cell-count="1602" meta:object-count="0"/>
    <meta:generator>LibreOffice/3.4$Unix LibreOffice_project/340m1$Build-1206</meta:generator>
  </office:meta>
</office:document-meta>
</file>